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</style:style>
    <style:style style:name="P2" style:family="paragraph" style:parent-style-name="Standard" style:list-style-name="L2">
      <style:paragraph-properties fo:text-align="end" style:justify-single-word="false" style:writing-mode="rl-tb"/>
    </style:style>
    <style:style style:name="P3" style:family="paragraph" style:parent-style-name="Standard">
      <style:paragraph-properties fo:text-align="center" style:justify-single-word="false" style:writing-mode="rl-tb"/>
    </style:style>
    <style:style style:name="P4" style:family="paragraph" style:parent-style-name="Standard">
      <style:paragraph-properties fo:text-align="center" style:justify-single-word="false" style:writing-mode="rl-tb"/>
      <style:text-properties fo:font-weight="bold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96dec" officeooo:paragraph-rsid="00196dec"/>
    </style:style>
    <style:style style:name="P6" style:family="paragraph" style:parent-style-name="Standard" style:list-style-name="L3">
      <style:paragraph-properties fo:text-align="end" style:justify-single-word="false" style:writing-mode="rl-tb"/>
      <style:text-properties officeooo:rsid="00196dec" officeooo:paragraph-rsid="00196dec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7063in" fo:text-indent="-0.25in" fo:margin-left="0.706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9563in" fo:text-indent="-0.25in" fo:margin-left="0.956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2063in" fo:text-indent="-0.25in" fo:margin-left="1.206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4563in" fo:text-indent="-0.25in" fo:margin-left="1.456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7063in" fo:text-indent="-0.25in" fo:margin-left="1.706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9563in" fo:text-indent="-0.25in" fo:margin-left="1.956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2063in" fo:text-indent="-0.25in" fo:margin-left="2.206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4563in" fo:text-indent="-0.25in" fo:margin-left="2.456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7063in" fo:text-indent="-0.25in" fo:margin-left="2.706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9563in" fo:text-indent="-0.25in" fo:margin-left="2.9563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به نام خدا</text:p>
      <text:p text:style-name="P4">گزارش پاسخ سوال ۲</text:p>
      <text:p text:style-name="P1">فرضیات:</text:p>
      <text:list xml:id="list1801473701" text:style-name="L2">
        <text:list-item>
          <text:p text:style-name="P2">اگر انجام یک تسک بیش از میزان ددلاین طول بکشد، در اولین چک‌پوینت بعد از ددلاین، سیستم به کار آن تسک پایان می‌دهد.</text:p>
        </text:list-item>
      </text:list>
      <text:p text:style-name="P5">جزئیات پیاده‌سازی:</text:p>
      <text:list xml:id="list242476737" text:style-name="L3">
        <text:list-item>
          <text:p text:style-name="P6">برای شبیه‌سازی احتمال خرابی یک قطعه از اجرا (L*10<text:span text:style-name="T1">-4</text:span><text:span text:style-name="T2">) یک عدد تصادفی بین ۱ تا ۱۰۰۰۰ گرفته شده و اگر آن عدد کوچکتر یا مساوی L بود، اجرا خراب اعلام میشود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2T15:52:49.434655314</meta:creation-date>
    <dc:date>2021-01-22T16:03:24.545789979</dc:date>
    <meta:editing-duration>PT10M35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6" meta:word-count="66" meta:character-count="313" meta:non-whitespace-character-count="255"/>
  </office:meta>
</office:document-meta>
</file>